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6af7f" officeooo:paragraph-rsid="0016af7f"/>
    </style:style>
    <style:style style:name="P2" style:family="paragraph" style:parent-style-name="Standard">
      <style:paragraph-properties fo:text-align="justify" style:justify-single-word="false"/>
      <style:text-properties officeooo:rsid="001436de" officeooo:paragraph-rsid="001436de"/>
    </style:style>
    <style:style style:name="P3" style:family="paragraph" style:parent-style-name="Standard">
      <style:paragraph-properties fo:text-align="start" style:justify-single-word="false"/>
      <style:text-properties officeooo:rsid="001436de" officeooo:paragraph-rsid="001436de"/>
    </style:style>
    <style:style style:name="P4" style:family="paragraph" style:parent-style-name="Standard">
      <style:paragraph-properties fo:text-align="justify" style:justify-single-word="false"/>
      <style:text-properties fo:font-weight="bold" officeooo:rsid="0015f961" officeooo:paragraph-rsid="0016af7f" style:font-weight-asian="bold" style:font-weight-complex="bold"/>
    </style:style>
    <style:style style:name="P5" style:family="paragraph" style:parent-style-name="Standard">
      <style:paragraph-properties fo:text-align="center" style:justify-single-word="false"/>
      <style:text-properties fo:font-size="14pt" fo:font-weight="bold" officeooo:rsid="001436de" officeooo:paragraph-rsid="001436de"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style="italic" officeooo:rsid="001436de" officeooo:paragraph-rsid="001436de" style:font-style-asian="italic" style:font-style-complex="italic"/>
    </style:style>
    <style:style style:name="P7" style:family="paragraph" style:parent-style-name="Standard">
      <style:paragraph-properties fo:text-align="justify" style:justify-single-word="false"/>
      <style:text-properties officeooo:rsid="0014bfce" officeooo:paragraph-rsid="0014bfce"/>
    </style:style>
    <style:style style:name="P8" style:family="paragraph" style:parent-style-name="Standard">
      <style:paragraph-properties fo:text-align="justify" style:justify-single-word="false"/>
      <style:text-properties officeooo:rsid="0015f961" officeooo:paragraph-rsid="0015f961"/>
    </style:style>
    <style:style style:name="P9" style:family="paragraph" style:parent-style-name="Standard">
      <style:paragraph-properties fo:text-align="justify" style:justify-single-word="false"/>
      <style:text-properties officeooo:rsid="0015f961" officeooo:paragraph-rsid="0016af7f"/>
    </style:style>
    <style:style style:name="P10" style:family="paragraph" style:parent-style-name="Standard">
      <style:paragraph-properties fo:text-align="justify" style:justify-single-word="false"/>
      <style:text-properties officeooo:rsid="001a21a5" officeooo:paragraph-rsid="001a21a5"/>
    </style:style>
    <style:style style:name="T1" style:family="text">
      <style:text-properties officeooo:rsid="0014bfce"/>
    </style:style>
    <style:style style:name="T2" style:family="text">
      <style:text-properties officeooo:rsid="0016d17c"/>
    </style:style>
    <style:style style:name="T3" style:family="text">
      <style:text-properties fo:font-weight="bold" style:font-weight-asian="bold" style:font-weight-complex="bold"/>
    </style:style>
    <style:style style:name="T4" style:family="text">
      <style:text-properties fo:color="#800000"/>
    </style:style>
    <style:style style:name="T5" style:family="text">
      <style:text-properties fo:color="#6600cc"/>
    </style:style>
    <style:style style:name="T6" style:family="text">
      <style:text-properties fo:color="#6600cc" officeooo:rsid="0019cbf0"/>
    </style:style>
    <style:style style:name="T7" style:family="text">
      <style:text-properties officeooo:rsid="0019cbf0"/>
    </style:style>
    <style:style style:name="T8" style:family="text">
      <style:text-properties fo:color="#666666" fo:font-style="italic" style:font-style-asian="italic" style:font-style-complex="italic"/>
    </style:style>
    <style:style style:name="T9" style:family="text">
      <style:text-properties officeooo:rsid="001a21a5"/>
    </style:style>
    <style:style style:name="T10" style:family="text">
      <style:text-properties fo:font-weight="normal" officeooo:rsid="001a21a5"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Rapport AES – El Gamal encryption</text:p>
      <text:p text:style-name="P2"/>
      <text:p text:style-name="P2"><text:span text:style-name="T3">Titre:</text:span> SubBytes</text:p>
      <text:p text:style-name="P2"><text:span text:style-name="T3">Prototype</text:span>: subBytes(message)</text:p>
      <text:p text:style-name="P2"><text:span text:style-name="T3">Entrée</text:span>: message: <text:span text:style-name="T1">tableaux 4x4 du message </text:span>en clair, récupéré du fichier / texte à chiffrer.</text:p>
      <text:p text:style-name="P2"><text:span text:style-name="T3">Sortie</text:span>: message chiffré par subBytes, première étape du chiffrement AES</text:p>
      <text:p text:style-name="P2"><text:span text:style-name="T3">Explications</text:span>: le calcul effectué est le suivant pour chaque case du tableau 4x4:</text:p>
      <text:p text:style-name="P6">Bi,j = SubBytes(Mi,j) = <text:span text:style-name="T4">A</text:span> x Mi,j^-1 XOR <text:span text:style-name="T5">c</text:span></text:p>
      <text:p text:style-name="P2">Après avoir définie <text:span text:style-name="T4">tab_a</text:span> (le <text:span text:style-name="T4">A</text:span> de la formule) et <text:span text:style-name="T5">tab_c</text:span> (le <text:span text:style-name="T5">c</text:span> de la formule), qui sont des constantes, on applique pour chaque case l'opération suivante:</text:p>
      <text:p text:style-name="P3"><text:span text:style-name="T8">b = dot(tab_A, array(list(map(int, bin(int(aes_base.inverseGF(str(m[cpt_l][cpt_c]))))[2:].zfill(8)))).T) %2</text:span></text:p>
      <text:p text:style-name="P2">Elle correspond au <text:s/>A x Mi,j^-1 de la formule. On peut remarquer un certain nombre de changement de base pour une meilleur gestion des variables, la fonction inverseGF qui inverse un nombre dans un corps de Gallois, la fonction dot qui permet de multiplier deux matrices entre elles, la fonction .T qui renvoie la transposée d'un vecteur ou encore le %2 qui signifie simplement 'modulo 2'. <text:span text:style-name="T7">On applique ensuite un simple XOR entre le résultat obtenu et </text:span><text:span text:style-name="T6">tab_c.</text:span></text:p>
      <text:p text:style-name="P2"/>
      <text:p text:style-name="P2"><text:span text:style-name="T3">Titre</text:span>: <text:span text:style-name="T1">S</text:span>hiftRows</text:p>
      <text:p text:style-name="P2"><text:span text:style-name="T3">Prototype</text:span>: shiftRows(message, key_size)</text:p>
      <text:p text:style-name="P2"><text:span text:style-name="T3">Entrées</text:span>: message: tableau 4x4 passé dans la fonction subBytes précédemment. key_size: 128, 192 ou 256 en fonction de la taille de clé choisie</text:p>
      <text:p text:style-name="P2"><text:span text:style-name="T3">Sortie</text:span>: renvoie un tableau 4x4, deuxième étape du chiffrement AES</text:p>
      <text:p text:style-name="P2"><text:span text:style-name="T3">Explications</text:span>: </text:p>
      <text:p text:style-name="P2"/>
      <text:p text:style-name="P7"><text:span text:style-name="T3">Titre</text:span>: MixColumns</text:p>
      <text:p text:style-name="P7"><text:span text:style-name="T3">Prototype</text:span>: mixColumns(message)</text:p>
      <text:p text:style-name="P7"><text:span text:style-name="T3">Entrée</text:span>: message: tableau 4x4 passé dans la fonction shiftRows précédemment</text:p>
      <text:p text:style-name="P7"><text:span text:style-name="T3">Sortie</text:span>: renvoie un tableau 4x4, troisième étape du chiffrement AES</text:p>
      <text:p text:style-name="P7"><text:span text:style-name="T3">Explications</text:span>: le calcul effectué est le suivant pour chaque case du tableau 4x4:</text:p>
      <text:p text:style-name="P7">Pour être honnête, je n'ai pas réussi à implémenter mixColumns et invMixColumns par moi-même, alors pour ne pas bloquer le projet j'ai adapté une fonction trouvée sur internet, que je ne sais pas expliquer.</text:p>
      <text:p text:style-name="P10"/>
      <text:p text:style-name="P7"><text:span text:style-name="T3">Titre</text:span>: AddRoundKey</text:p>
      <text:p text:style-name="P7"><text:span text:style-name="T3">Prototype</text:span>: addRoundKey(message, key)</text:p>
      <text:p text:style-name="P7"><text:span text:style-name="T3">Entrées</text:span>: message: tableau 4x4 passé dans la fonction mixColumns précédemment. Key: sous-clé généré à partir du mot de passe entrée par l'utilisateur.</text:p>
      <text:p text:style-name="P7"><text:span text:style-name="T3">Sortie</text:span>: renvoie un tableau 4x4, dernière étape du chiffrement AES</text:p>
      <text:p text:style-name="P7"><text:span text:style-name="T3">Explications</text:span>: </text:p>
      <text:p text:style-name="P7"/>
      <text:p text:style-name="P8"><text:span text:style-name="T3">Titre</text:span>: KeyExpansion</text:p>
      <text:p text:style-name="P8"><text:span text:style-name="T3">Prototype</text:span>: keyExpansion(key, Nb, Nk, Nr)</text:p>
      <text:p text:style-name="P8"><text:span text:style-name="T3">Entrées</text:span>: key: mot de passe utilisateur. Nb, Nk, Nr: <text:span text:style-name="T9">constantes définies en fonction de la taille de clé</text:span>.</text:p>
      <text:p text:style-name="P8"><text:span text:style-name="T3">Sortie</text:span>: sous clé compréhensible par la fonction addRoundKey</text:p>
      <text:p text:style-name="P4">Explications: <text:span text:style-name="T10">pour pous d'ergonomie, on demande un mot de passe à l'utilisateur, seulement ce mot de passe n'est pas compréhensible par addRoundKey, c'est pour cette raison que keyExpansion va le modifier pour le rendre compatible.</text:span></text:p>
      <text:p text:style-name="P9"/>
      <text:p text:style-name="P1"><text:span text:style-name="T3">Titre</text:span>: base2base</text:p>
      <text:p text:style-name="P1"><text:span text:style-name="T3">Prototype</text:span>: base2base(string)</text:p>
      <text:p text:style-name="P1"><text:soft-page-break/><text:span text:style-name="T3">Entrée</text:span>: nombre dans une base spécifique</text:p>
      <text:p text:style-name="P1"><text:span text:style-name="T3">Sortie</text:span>: même nombre convertie dans la base voulue</text:p>
      <text:p text:style-name="P1"><text:span text:style-name="T3">Explications</text:span>: je n'ai pas détaillé chaque fonction, mais il y en a plusieurs pour pouvoir manipuler des nombres dans les bases binaires, décimales et héxa-décimales. On peut retrouver bin2hex pour du binaire vers de l'héxa, ou dec2bin pour du décimal vers du binaire etc…</text:p>
      <text:p text:style-name="P1"/>
      <text:p text:style-name="P1"><text:span text:style-name="T3">Titre</text:span>: InverseGF</text:p>
      <text:p text:style-name="P1"><text:span text:style-name="T3">Prototype</text:span>: inverseGF(n)</text:p>
      <text:p text:style-name="P1"><text:span text:style-name="T3">Entrée</text:span>: n: nombre décimal inscrit sur un octect.</text:p>
      <text:p text:style-name="P1"><text:span text:style-name="T3">Sortie</text:span>: inverse de n dans le corps GF256</text:p>
      <text:p text:style-name="P1"><text:span text:style-name="T3">Explications</text:span>: on convertie n en héxa, ce qui nous donne un nombre à deux chiffres <text:span text:style-name="T2">(car sur un octect)</text:span>. Le premier représente x et le deuxième y. A l'aide d'un tableau de constantes (t_alpha) on peut retrouver l'inverse de n à la ligne x et à la colonne y. Les coordonnées étant repassées en décimale pour que ce soit compréhensible pour pytho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alou </meta:initial-creator>
    <meta:creation-date>2016-01-03T18:27:46.567343968</meta:creation-date>
    <dc:date>2016-01-03T19:12:25.343326430</dc:date>
    <dc:creator>Valou </dc:creator>
    <meta:editing-duration>PT34M43S</meta:editing-duration>
    <meta:editing-cycles>10</meta:editing-cycles>
    <meta:generator>LibreOffice/4.4.3.2$Linux_X86_64 LibreOffice_project/40m0$Build-2</meta:generator>
    <meta:document-statistic meta:table-count="0" meta:image-count="0" meta:object-count="0" meta:page-count="2" meta:paragraph-count="41" meta:word-count="527" meta:character-count="3433" meta:non-whitespace-character-count="2943"/>
  </office:meta>
</office:document-meta>
</file>